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D00000071E4EADEFE87AFEAB1.png" manifest:media-type="image/png"/>
  <manifest:file-entry manifest:full-path="Pictures/100002010000015B000000EE25D9248ED556FA75.png" manifest:media-type="image/png"/>
  <manifest:file-entry manifest:full-path="Pictures/10000201000000F1000000C928C95FAFEA52C4BA.png" manifest:media-type="image/png"/>
  <manifest:file-entry manifest:full-path="Pictures/10000F49000018E8000014C6851A4D70D5A7D8CD.svg" manifest:media-type="image/svg+xml"/>
  <manifest:file-entry manifest:full-path="Pictures/100037D900000E9300000BAE542F6F6F001A0D2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43cm" svg:height="6.477cm" svg:x="2.651cm" svg:y="2.27cm">
          <draw:image xlink:href="Pictures/100002010000015B000000EE25D9248ED556FA75.png" xlink:type="simple" xlink:show="embed" xlink:actuate="onLoad">
            <text:p/>
          </draw:image>
        </draw:frame>
        <draw:frame draw:style-name="gr1" draw:text-style-name="P1" draw:layer="layout" svg:width="8.636cm" svg:height="6.92cm" svg:x="3.286cm" svg:y="9.89cm">
          <draw:image xlink:href="Pictures/100037D900000E9300000BAE542F6F6F001A0D27.svg" xlink:type="simple" xlink:show="embed" xlink:actuate="onLoad">
            <text:p/>
          </draw:image>
          <draw:image xlink:href="Pictures/100002010000008D00000071E4EADEFE87AFEAB1.png" xlink:type="simple" xlink:show="embed" xlink:actuate="onLoad"/>
        </draw:frame>
        <draw:frame draw:style-name="gr1" draw:text-style-name="P1" draw:layer="layout" svg:width="6.375cm" svg:height="5.317cm" svg:x="3.769cm" svg:y="18.78cm">
          <draw:image xlink:href="Pictures/10000F49000018E8000014C6851A4D70D5A7D8CD.svg" xlink:type="simple" xlink:show="embed" xlink:actuate="onLoad">
            <text:p/>
          </draw:image>
          <draw:image xlink:href="Pictures/10000201000000F1000000C928C95FAFEA52C4B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1:11:59.137657441</meta:creation-date>
    <dc:date>2018-01-15T11:20:02.926768362</dc:date>
    <meta:editing-duration>PT8M8S</meta:editing-duration>
    <meta:editing-cycles>1</meta:editing-cycles>
    <meta:document-statistic meta:object-count="3"/>
    <meta:generator>LibreOffice/5.4.2.2$Linux_X86_64 LibreOffice_project/40m0$Build-2</meta:generator>
  </office:meta>
</office:document-meta>
</file>